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ramond" svg:font-family="Garamond" style:font-family-generic="roman" style:font-pitch="variable"/>
    <style:font-face style:name="Lucida Sans Unicode" svg:font-family="'Lucida Sans Unicode'" style:font-family-generic="swiss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right="0in" fo:text-align="center" style:justify-single-word="false" fo:text-indent="0.0008in" style:auto-text-indent="false"/>
      <style:text-properties style:font-name="Garamond" fo:font-size="20pt" fo:font-weight="bold" style:font-size-asian="20pt" style:font-weight-asian="bold" style:font-name-complex="Garamond" style:font-size-complex="20pt"/>
    </style:style>
    <style:style style:name="P2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0" style:shadow="none"/>
    </style:style>
    <style:style style:name="P3" style:family="paragraph" style:parent-style-name="Standard">
      <style:paragraph-properties fo:text-align="center" style:justify-single-word="false"/>
      <style:text-properties style:font-name="Garamond" fo:font-size="20pt" fo:font-weight="bold" style:font-size-asian="20pt" style:font-weight-asian="bold" style:font-name-complex="Garamond" style:font-size-complex="16pt"/>
    </style:style>
    <style:style style:name="P4" style:family="paragraph" style:parent-style-name="Heading_20_1">
      <style:paragraph-properties>
        <style:tab-stops>
          <style:tab-stop style:position="0in"/>
        </style:tab-stops>
      </style:paragraph-properties>
    </style:style>
    <style:style style:name="P5" style:family="paragraph" style:parent-style-name="Standard">
      <style:text-properties style:font-name="Garamond" fo:font-size="14pt" fo:font-weight="bold" style:font-size-asian="14pt" style:font-weight-asian="bold" style:font-name-complex="Garamond" style:font-size-complex="14pt"/>
    </style:style>
    <style:style style:name="P6" style:family="paragraph" style:parent-style-name="Standard">
      <style:text-properties style:font-name="Garamond" fo:font-size="14pt" style:font-size-asian="14pt" style:font-name-complex="Garamond"/>
    </style:style>
    <style:style style:name="P7" style:family="paragraph" style:parent-style-name="Heading_20_2">
      <style:paragraph-properties fo:margin-left="0.0984in" fo:margin-right="0in" fo:text-indent="0in" style:auto-text-indent="false"/>
    </style:style>
    <style:style style:name="P8" style:family="paragraph" style:parent-style-name="Heading_20_2">
      <style:paragraph-properties fo:margin-left="0.0984in" fo:margin-right="0in" fo:text-indent="0in" style:auto-text-indent="false">
        <style:tab-stops>
          <style:tab-stop style:position="0in"/>
        </style:tab-stops>
      </style:paragraph-properties>
      <style:text-properties style:font-name="Garamond" fo:font-size="26pt" style:font-size-asian="26pt" style:font-name-complex="Garamond" style:font-size-complex="26pt"/>
    </style:style>
    <style:style style:name="P9" style:family="paragraph" style:parent-style-name="Standard">
      <style:text-properties style:font-name="Garamond" fo:font-size="24pt" style:font-size-asian="24pt" style:font-name-complex="Garamond" style:font-size-complex="24pt"/>
    </style:style>
    <style:style style:name="P10" style:family="paragraph" style:parent-style-name="Standard">
      <style:paragraph-properties fo:text-align="center" style:justify-single-word="false"/>
      <style:text-properties style:font-name="Garamond" fo:font-size="18pt" fo:language="none" fo:country="none" style:font-size-asian="18pt" style:language-asian="none" style:country-asian="none" style:font-name-complex="Garamond"/>
    </style:style>
    <style:style style:name="P11" style:family="paragraph" style:parent-style-name="Standard">
      <style:paragraph-properties fo:text-align="center" style:justify-single-word="false"/>
      <style:text-properties style:font-name="Garamond" fo:font-size="18pt" fo:language="pl" fo:country="PL" fo:font-weight="bold" style:font-size-asian="18pt" style:font-weight-asian="bold" style:font-name-complex="Garamond"/>
    </style:style>
    <style:style style:name="P12" style:family="paragraph" style:parent-style-name="Standard">
      <style:paragraph-properties fo:text-align="center" style:justify-single-word="false"/>
      <style:text-properties style:font-name="Garamond" fo:font-size="16pt" style:font-size-asian="16pt" style:font-name-complex="Garamond" style:font-size-complex="16pt"/>
    </style:style>
    <style:style style:name="P13" style:family="paragraph" style:parent-style-name="Standard">
      <style:text-properties style:font-name="Garamond" fo:font-size="16pt" style:font-size-asian="16pt" style:font-name-complex="Garamond" style:font-size-complex="16pt"/>
    </style:style>
    <style:style style:name="P14" style:family="paragraph" style:parent-style-name="Standard">
      <style:paragraph-properties fo:text-align="center" style:justify-single-word="false"/>
      <style:text-properties style:font-name="Garamond" fo:font-size="16pt" officeooo:rsid="0018137a" officeooo:paragraph-rsid="0018137a" style:font-size-asian="16pt" style:font-name-complex="Garamond"/>
    </style:style>
    <style:style style:name="P15" style:family="paragraph" style:parent-style-name="Standard">
      <style:paragraph-properties fo:margin-right="0in" fo:text-indent="0.0035in" style:auto-text-indent="false"/>
      <style:text-properties style:font-name="Garamond" fo:font-size="16pt" style:font-size-asian="16pt" style:font-name-complex="Garamond"/>
    </style:style>
    <style:style style:name="P16" style:family="paragraph" style:parent-style-name="Bez_20_odstępów">
      <style:paragraph-properties fo:text-align="center" style:justify-single-word="false"/>
      <style:text-properties style:font-name="Garamond" fo:font-size="14pt" style:font-size-asian="14pt" style:font-name-complex="Garamond" style:font-size-complex="14pt"/>
    </style:style>
    <style:style style:name="P17" style:family="paragraph" style:parent-style-name="Bez_20_odstępów">
      <style:paragraph-properties fo:text-align="center" style:justify-single-word="false"/>
      <style:text-properties style:font-name="Garamond" fo:font-size="14pt" fo:font-weight="bold" officeooo:rsid="0018137a" officeooo:paragraph-rsid="0018137a" style:font-size-asian="14pt" style:font-weight-asian="bold" style:font-name-complex="Garamond" style:font-size-complex="14pt"/>
    </style:style>
    <style:style style:name="P18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51pt solid #000000" style:shadow="none"/>
      <style:text-properties style:font-name="Garamond" fo:font-size="16pt" style:font-size-asian="16pt" style:font-name-complex="Garamond"/>
    </style:style>
    <style:style style:name="P19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 style:shadow="none"/>
      <style:text-properties style:font-name="Garamond" fo:font-size="16pt" style:font-size-asian="16pt" style:font-name-complex="Garamond"/>
    </style:style>
    <style:style style:name="P20" style:family="paragraph" style:parent-style-name="Standard">
      <style:paragraph-properties fo:padding-left="0in" fo:padding-right="0in" fo:padding-top="0in" fo:padding-bottom="0.0138in" fo:border-left="none" fo:border-right="none" fo:border-top="none" fo:border-bottom="0.51pt solid #000000" style:shadow="none"/>
    </style:style>
    <style:style style:name="P21" style:family="paragraph" style:parent-style-name="Heading_20_3">
      <style:paragraph-properties>
        <style:tab-stops>
          <style:tab-stop style:position="0in"/>
        </style:tab-stops>
      </style:paragraph-properties>
    </style:style>
    <style:style style:name="T1" style:family="text">
      <style:text-properties style:font-name="Garamond" fo:font-size="20pt" fo:font-weight="bold" style:font-size-asian="20pt" style:font-weight-asian="bold" style:font-name-complex="Garamond" style:font-size-complex="20pt"/>
    </style:style>
    <style:style style:name="T2" style:family="text">
      <style:text-properties style:font-name="Garamond" fo:font-size="16pt" fo:font-weight="bold" style:font-size-asian="16pt" style:font-weight-asian="bold" style:font-name-complex="Garamond" style:font-size-complex="16pt"/>
    </style:style>
    <style:style style:name="T3" style:family="text">
      <style:text-properties style:font-name="Garamond" style:font-name-complex="Garamond" style:font-size-complex="14pt"/>
    </style:style>
    <style:style style:name="T4" style:family="text">
      <style:text-properties style:font-name="Garamond" fo:font-weight="bold" officeooo:rsid="0018137a" style:font-weight-asian="bold" style:font-name-complex="Garamond" style:font-size-complex="14pt" style:font-weight-complex="bold"/>
    </style:style>
    <style:style style:name="T5" style:family="text">
      <style:text-properties style:font-name="Garamond" fo:font-weight="bold" style:font-weight-asian="bold" style:font-name-complex="Garamond" style:font-size-complex="14pt"/>
    </style:style>
    <style:style style:name="T6" style:family="text">
      <style:text-properties style:font-name="Garamond" fo:font-weight="bold" officeooo:rsid="0018137a" style:font-weight-asian="bold" style:font-name-complex="Garamond" style:font-size-complex="14pt"/>
    </style:style>
    <style:style style:name="T7" style:family="text">
      <style:text-properties style:font-name="Garamond" fo:font-size="14pt" style:font-size-asian="14pt" style:font-name-complex="Garamond" style:font-size-complex="14pt"/>
    </style:style>
    <style:style style:name="T8" style:family="text">
      <style:text-properties style:font-name="Garamond" fo:font-size="14pt" fo:font-weight="bold" officeooo:rsid="0018137a" style:font-size-asian="14pt" style:font-weight-asian="bold" style:font-name-complex="Garamond" style:font-size-complex="14pt" style:font-weight-complex="bold"/>
    </style:style>
    <style:style style:name="T9" style:family="text">
      <style:text-properties style:font-name="Garamond" fo:font-size="14pt" fo:font-weight="bold" style:font-size-asian="14pt" style:font-weight-asian="bold" style:font-name-complex="Garamond" style:font-size-complex="14pt"/>
    </style:style>
    <style:style style:name="T10" style:family="text">
      <style:text-properties style:font-name="Garamond" fo:font-size="14pt" fo:font-weight="bold" officeooo:rsid="0018137a" style:font-size-asian="14pt" style:font-weight-asian="bold" style:font-name-complex="Garamond" style:font-size-complex="14pt"/>
    </style:style>
    <style:style style:name="T11" style:family="text">
      <style:text-properties style:font-name="Garamond" fo:font-size="24pt" style:font-size-asian="24pt" style:font-name-complex="Garamond"/>
    </style:style>
    <style:style style:name="T12" style:family="text">
      <style:text-properties style:font-name="Garamond" fo:font-size="26pt" style:font-size-asian="26pt" style:font-name-complex="Garamond"/>
    </style:style>
    <style:style style:name="T13" style:family="text">
      <style:text-properties style:font-name="Garamond" fo:font-size="24pt" style:font-size-asian="24pt" style:font-name-complex="Garamond" style:font-size-complex="24pt"/>
    </style:style>
    <style:style style:name="T14" style:family="text">
      <style:text-properties style:font-name="Garamond" fo:font-size="12pt" style:font-size-asian="12pt" style:font-name-complex="Garamond" style:font-size-complex="12pt"/>
    </style:style>
    <style:style style:name="T15" style:family="text">
      <style:text-properties style:font-name="Garamond" fo:font-size="12pt" officeooo:rsid="0018137a" style:font-size-asian="12pt" style:font-name-complex="Garamond" style:font-size-complex="12pt"/>
    </style:style>
    <style:style style:name="T16" style:family="text">
      <style:text-properties style:font-name="Garamond" style:font-name-complex="Garamond"/>
    </style:style>
    <style:style style:name="T17" style:family="text">
      <style:text-properties fo:font-size="11pt" style:font-size-asian="11pt"/>
    </style:style>
    <style:style style:name="T18" style:family="text">
      <style:text-properties fo:font-size="11pt" officeooo:rsid="0018137a" style:font-size-asian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olitechnika Wrocławska<text:span text:style-name="T1"/></text:p>
      <text:p text:style-name="P2"><text:span text:style-name="T2">Wydział Informatyki i Telekomunikacji</text:span></text:p>
      <text:p text:style-name="P3"/>
      <text:h text:style-name="P4" text:outline-level="1" text:restart-numbering="true" text:start-value="-1" loext:marker-style-name="T3"><text:span text:style-name="T3">Kierunek: <text:tab/> </text:span><text:span text:style-name="T4">informatyka techniczna</text:span><text:span text:style-name="T5"> (</text:span><text:span text:style-name="T6">ITE</text:span><text:span text:style-name="T5">)</text:span></text:h>
      <text:p text:style-name="Standard"><text:span text:style-name="T7">Specjalność: </text:span><text:span text:style-name="T8">grafika i systemy multimedialne</text:span><text:span text:style-name="T9"> (</text:span><text:span text:style-name="T10">IGM</text:span><text:span text:style-name="T9">)</text:span></text:p>
      <text:p text:style-name="P5"/>
      <text:p text:style-name="P6"/>
      <text:p text:style-name="P6"/>
      <text:p text:style-name="P6"/>
      <text:h text:style-name="P7" text:outline-level="2" loext:marker-style-name="T11"><text:span text:style-name="T12">P</text:span><text:span text:style-name="T11">RACA </text:span><text:span text:style-name="T12">D</text:span><text:span text:style-name="T11">YPLOMOWA</text:span></text:h>
      <text:h text:style-name="P8" text:outline-level="2" loext:marker-style-name="T13">MAGISTERSKA<text:span text:style-name="T13"/></text:h>
      <text:p text:style-name="P9"/>
      <text:p text:style-name="P10"/>
      <text:p text:style-name="P11">Valkey vs. Redis: porównanie wydajności i niezawodności klastrów in-memory cache w architekturach cloud-native</text:p>
      <text:p text:style-name="P11"/>
      <text:p text:style-name="P11">Valkey vs. Redis: Performance and Reliability Comparison of In-Memory Cache Clusters in Cloud-Native Architectures </text:p>
      <text:p text:style-name="P12"/>
      <text:p text:style-name="P13"/>
      <text:p text:style-name="P14">inż. Łukasz Wdowiak</text:p>
      <text:p text:style-name="P15"/>
      <text:p text:style-name="P15"/>
      <text:p text:style-name="P15"/>
      <text:p text:style-name="P16">Opiekun pracy</text:p>
      <text:p text:style-name="P17">dr inż Tomasz Szandała</text:p>
      <text:p text:style-name="P18"/>
      <text:p text:style-name="P19"/>
      <text:p text:style-name="P19"/>
      <text:p text:style-name="P19"/>
      <text:p text:style-name="P20"><text:span text:style-name="T14">Słowa kluczowe: </text:span><text:span text:style-name="T15">Valkey, Redis, In-memory cache, cloud, wydajność klastrów</text:span></text:p>
      <text:p text:style-name="P19"/>
      <text:h text:style-name="P21" text:outline-level="3" loext:marker-style-name="T16"><text:span text:style-name="T16">WROCŁAW </text:span><text:span text:style-name="T17">202</text:span><text:span text:style-name="T18">6</text:span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Garamond" svg:font-family="Garamond" style:font-family-generic="roman" style:font-pitch="variable"/>
    <style:font-face style:name="Lucida Sans Unicode" svg:font-family="'Lucida Sans Unicode'" style:font-family-generic="swiss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imbus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17in" style:writing-mode="page"/>
      <style:text-properties style:use-window-font-color="true" loext:opacity="0%" style:font-name="Nimbus Roman" fo:font-size="12pt" fo:language="en" fo:country="US" style:font-name-asian="Nimbus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Times New Roman" fo:font-family="'Times New Roman'" style:font-family-generic="roman" style:font-pitch="variable" fo:font-size="10pt" fo:language="pl" fo:country="PL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chapter">
      <style:paragraph-properties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chapter">
      <style:paragraph-properties fo:text-align="center" style:justify-single-word="false" fo:keep-with-next="always"/>
      <style:text-properties fo:font-size="22pt" style:font-size-asian="22pt"/>
    </style:style>
    <style:style style:name="Heading_20_3" style:display-name="Heading 3" style:family="paragraph" style:parent-style-name="Standard" style:next-style-name="Standard" style:default-outline-level="3" style:class="chapter">
      <style:paragraph-properties fo:text-align="center" style:justify-single-word="false"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chapter">
      <style:paragraph-properties fo:text-align="center" style:justify-single-word="false" fo:keep-with-next="always"/>
      <style:text-properties fo:font-size="18pt" style:font-size-asian="18pt"/>
    </style:style>
    <style:style style:name="Nagłówek1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Podpis1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ks" style:family="paragraph" style:parent-style-name="Standard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Zawartość_20_ramki" style:display-name="Zawartość ramki" style:family="paragraph" style:parent-style-name="Text_20_body"/>
    <style:style style:name="Bez_20_odstępów" style:display-name="Bez odstępów" style:family="paragraph">
      <style:paragraph-properties fo:orphans="2" fo:widows="2" style:writing-mode="lr-tb"/>
      <style:text-properties style:use-window-font-color="true" loext:opacity="0%" style:font-name="Calibri" fo:font-family="Calibri" style:font-family-generic="swiss" style:font-pitch="variable" fo:font-size="11pt" fo:language="pl" fo:country="PL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Domyślna_20_czcionka_20_akapitu" style:display-name="Domyślna czcionka akapitu" style:family="text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6898in" fo:margin-left="1.3783in" fo:margin-right="0.9839in" fo:background-color="#ffffff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POLITECHNIKA WROCŁAWSKA</dc:title>
    <dc:subject/>
    <meta:keyword/>
    <meta:initial-creator>Lukas Krainski</meta:initial-creator>
    <meta:creation-date>2021-11-29T19:51:00</meta:creation-date>
    <dc:date>2026-03-01T16:39:18.549107285</dc:date>
    <meta:print-date>2006-05-31T14:30:00</meta:print-date>
    <meta:editing-cycles>10</meta:editing-cycles>
    <meta:editing-duration>PT24M18S</meta:editing-duration>
    <meta:document-statistic meta:table-count="0" meta:image-count="0" meta:object-count="0" meta:page-count="1" meta:paragraph-count="13" meta:word-count="66" meta:character-count="540" meta:non-whitespace-character-count="484"/>
    <meta:generator>LibreOffice/26.2.1.2$Linux_X86_64 LibreOffice_project/620$Build-2</meta:generator>
  </office:meta>
</office:document-meta>
</file>